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51.76pt"/>
    </style:style>
    <style:style style:name="co2" style:family="table-column">
      <style:table-column-properties fo:break-before="auto" style:column-width="60.01pt"/>
    </style:style>
    <style:style style:name="co3" style:family="table-column">
      <style:table-column-properties fo:break-before="auto" style:column-width="78.7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17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Team:</text:p>
          </table:table-cell>
          <table:table-cell table:style-name="ce1" office:value-type="string" calcext:value-type="string">
            <text:p>kidsport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embers</text:p>
          </table:table-cell>
          <table:table-cell table:style-name="ce1" office:value-type="string" calcext:value-type="string">
            <text:p>Devin</text:p>
          </table:table-cell>
          <table:table-cell table:style-name="ce1"/>
          <table:table-cell table:style-name="ce1" office:value-type="string" calcext:value-type="string">
            <text:p>DF</text:p>
          </table:table-cell>
          <table:table-cell table:style-name="ce1"/>
          <table:table-cell table:style-name="ce1" office:value-type="string" calcext:value-type="string">
            <text:p>Preecha</text:p>
          </table:table-cell>
          <table:table-cell table:style-name="ce1"/>
          <table:table-cell table:style-name="ce1" office:value-type="string" calcext:value-type="string">
            <text:p><text:s/>Tiya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1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4]" office:value-type="string" office:string-value="15" calcext:value-type="string">
            <text:p>15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D4]" office:value-type="string" office:string-value="15" calcext:value-type="string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[.F4]" office:value-type="string" office:string-value="14" calcext:value-type="string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[.H4]" office:value-type="string" office:string-value="14" calcext:value-type="string">
            <text:p>14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2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5]+[.C4]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D5]+[.E4]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[.F5]+[.G4]" office:value-type="float" office:value="28" calcext:value-type="float">
            <text:p>28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[.H5]+[.I4]" office:value-type="float" office:value="30" calcext:value-type="float">
            <text:p>30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6]+[.C5]" office:value-type="float" office:value="45" calcext:value-type="float">
            <text:p>45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[.D6]+[.E5]" office:value-type="float" office:value="41" calcext:value-type="float">
            <text:p>41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6]+[.G5]" office:value-type="float" office:value="43" calcext:value-type="float">
            <text:p>43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[.H6]+[.I5]" office:value-type="float" office:value="44" calcext:value-type="float">
            <text:p>44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4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[.B7]+[.C6]" office:value-type="float" office:value="57" calcext:value-type="float">
            <text:p>57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D7]+[.E6]" office:value-type="float" office:value="46" calcext:value-type="float">
            <text:p>46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7]+[.G6]" office:value-type="float" office:value="58" calcext:value-type="float">
            <text:p>5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H7]+[.I6]" office:value-type="float" office:value="59" calcext:value-type="float">
            <text:p>59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5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B8]+[.C7]" office:value-type="float" office:value="75" calcext:value-type="float">
            <text:p>75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[.D8]+[.E7]" office:value-type="float" office:value="58" calcext:value-type="float">
            <text:p>5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8]+[.G7]" office:value-type="float" office:value="73" calcext:value-type="float">
            <text:p>73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[.H8]+[.I7]" office:value-type="float" office:value="71" calcext:value-type="float">
            <text:p>71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6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9]+[.C8]" office:value-type="float" office:value="90" calcext:value-type="float">
            <text:p>90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D9]+[.E8]" office:value-type="float" office:value="73" calcext:value-type="float">
            <text:p>7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9]+[.G8]" office:value-type="float" office:value="88" calcext:value-type="float">
            <text:p>8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H9]+[.I8]" office:value-type="float" office:value="86" calcext:value-type="float">
            <text:p>86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7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[.B10]+[.C9]" office:value-type="float" office:value="112" calcext:value-type="float">
            <text:p>112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D10]+[.E9]" office:value-type="float" office:value="88" calcext:value-type="float">
            <text:p>8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10]+[.G9]" office:value-type="float" office:value="103" calcext:value-type="float">
            <text:p>10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H10]+[.I9]" office:value-type="float" office:value="101" calcext:value-type="float">
            <text:p>101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8</text:p>
          </table:table-cell>
          <table:table-cell table:style-name="ce2" office:value-type="float" office:value="26" calcext:value-type="float">
            <text:p>26</text:p>
          </table:table-cell>
          <table:table-cell table:style-name="ce1" table:formula="of:=[.B11]+[.C10]" office:value-type="float" office:value="138" calcext:value-type="float">
            <text:p>138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[.D11]+[.E10]" office:value-type="float" office:value="110" calcext:value-type="float">
            <text:p>110</text:p>
          </table:table-cell>
          <table:table-cell table:style-name="ce1"/>
          <table:table-cell table:style-name="ce1" table:formula="of:=[.F11]+[.G10]" office:value-type="float" office:value="103" calcext:value-type="float">
            <text:p>103</text:p>
          </table:table-cell>
          <table:table-cell table:style-name="ce1"/>
          <table:table-cell table:style-name="ce1" table:formula="of:=[.H11]+[.I10]" office:value-type="float" office:value="101" calcext:value-type="float">
            <text:p>101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9</text:p>
          </table:table-cell>
          <table:table-cell table:style-name="ce2" office:value-type="float" office:value="29" calcext:value-type="float">
            <text:p>29</text:p>
          </table:table-cell>
          <table:table-cell table:style-name="ce1" table:formula="of:=[.B12]+[.C11]" office:value-type="float" office:value="167" calcext:value-type="float">
            <text:p>167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D12]+[.E11]" office:value-type="float" office:value="128" calcext:value-type="float">
            <text:p>128</text:p>
          </table:table-cell>
          <table:table-cell table:style-name="ce1"/>
          <table:table-cell table:style-name="ce1" table:formula="of:=[.F12]+[.G11]" office:value-type="float" office:value="103" calcext:value-type="float">
            <text:p>103</text:p>
          </table:table-cell>
          <table:table-cell table:style-name="ce1"/>
          <table:table-cell table:style-name="ce1" table:formula="of:=[.H12]+[.I11]" office:value-type="float" office:value="101" calcext:value-type="float">
            <text:p>101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10</text:p>
          </table:table-cell>
          <table:table-cell table:style-name="ce1"/>
          <table:table-cell table:style-name="ce1" table:formula="of:=[.B13]+[.C12]" office:value-type="float" office:value="167" calcext:value-type="float">
            <text:p>167</text:p>
          </table:table-cell>
          <table:table-cell table:style-name="ce1"/>
          <table:table-cell table:style-name="ce1" table:formula="of:=[.D13]+[.E12]" office:value-type="float" office:value="128" calcext:value-type="float">
            <text:p>128</text:p>
          </table:table-cell>
          <table:table-cell table:style-name="ce1"/>
          <table:table-cell table:style-name="ce1" table:formula="of:=[.F13]+[.G12]" office:value-type="float" office:value="103" calcext:value-type="float">
            <text:p>103</text:p>
          </table:table-cell>
          <table:table-cell table:style-name="ce1"/>
          <table:table-cell table:style-name="ce1" table:formula="of:=[.H13]+[.I12]" office:value-type="float" office:value="101" calcext:value-type="float">
            <text:p>101</text:p>
          </table:table-cell>
          <table:table-cell table:style-name="ce1" table:number-columns-repeated="17"/>
          <table:table-cell table:number-columns-repeated="998"/>
        </table:table-row>
        <table:table-row table:style-name="ro1" table:number-rows-repeated="987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7" meta:object-count="0"/>
    <meta:generator>LibreOfficeDev/5.1.0.3$Linux_X86_64 LibreOffice_project/</meta:generator>
  </office:meta>
</office:document-meta>
</file>